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enlo" fo:font-size="13pt" fo:letter-spacing="normal" fo:font-style="normal" style:text-underline-style="none" fo:font-weight="normal" style:font-size-asian="13pt" style:font-size-complex="13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enl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Menlo" fo:font-size="13pt" style:font-size-asian="13pt" style:font-size-complex="13pt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letter-spacing="normal" fo:font-style="normal" style:text-underline-style="none" fo:font-weight="normal"/>
    </style:style>
    <style:style style:name="T3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ch de tennis</text:p>
      <text:p text:style-name="P2"/>
      <text:p text:style-name="P1">Mettre var A à 0</text:p>
      <text:p text:style-name="P1">Mettre var B à 0</text:p>
      <text:p text:style-name="P1">Mettre var C à 9</text:p>
      <text:p text:style-name="P1">Mettre var D à 7</text:p>
      <text:p text:style-name="P1">Mettre var E à 0</text:p>
      <text:p text:style-name="P1">Mettre var M à -55</text:p>
      <text:p text:style-name="P1">Répéter 2 fois </text:p>
      <text:p text:style-name="P1"><text:s/>Aller à <text:span text:style-name="T1">x</text:span>=M; <text:span text:style-name="T1">y</text:span>=-23; </text:p>
      <text:p text:style-name="P1"><text:s/>S'orienter à 90 degrés </text:p>
      <text:p text:style-name="P1"><text:s/>Stylo écrit </text:p>
      <text:p text:style-name="P1"><text:s/>Répéter 2 fois </text:p>
      <text:p text:style-name="P1"><text:s text:c="2"/>Avancer de 10 px </text:p>
      <text:p text:style-name="P1"><text:s text:c="2"/>Tourner de 90 degrés</text:p>
      <text:p text:style-name="P1"><text:s text:c="2"/>Avancer de 17 px </text:p>
      <text:p text:style-name="P1"><text:s text:c="2"/>Tourner de 90 degrés</text:p>
      <text:p text:style-name="P1"><text:s/>&lt;flèche&gt; </text:p>
      <text:p text:style-name="P1"><text:s/>Stylo relevé <text:s/></text:p>
      <text:p text:style-name="P1"><text:s/>Mettre var M à 72</text:p>
      <text:p text:style-name="P1">&lt;flèche&gt; </text:p>
      <text:p text:style-name="P1">Aller à <text:span text:style-name="T1">x</text:span>=2; <text:span text:style-name="T1">y</text:span>=-23; </text:p>
      <text:p text:style-name="P1">Stylo écrit </text:p>
      <text:p text:style-name="P1">Répéter 2 fois </text:p>
      <text:p text:style-name="P1"><text:s/>Avancer de 10 px </text:p>
      <text:p text:style-name="P1"><text:s/>Tourner de 90 degrés</text:p>
      <text:p text:style-name="P1"><text:s/>Avancer de 4 px </text:p>
      <text:p text:style-name="P1"><text:s/>Tourner de 90 degrés</text:p>
      <text:p text:style-name="P1">&lt;flèche&gt; </text:p>
      <text:p text:style-name="P1">Avancer de -1 px </text:p>
      <text:p text:style-name="P1">Tourner de 45 degrés</text:p>
      <text:p text:style-name="P1">Répéter 2 fois </text:p>
      <text:p text:style-name="P1"><text:s/>Avancer de 4 px </text:p>
      <text:p text:style-name="P1"><text:s/>Tourner de 270 degrés</text:p>
      <text:p text:style-name="P1"><text:s/>Avancer de 4 px </text:p>
      <text:p text:style-name="P1"><text:s/>Tourner de 90 degrés</text:p>
      <text:p text:style-name="P1">&lt;flèche&gt; </text:p>
      <text:p text:style-name="P1">Stylo relevé <text:s/></text:p>
      <text:p text:style-name="P1">Aller à <text:span text:style-name="T1">x</text:span>=0; <text:span text:style-name="T1">y</text:span>=0; </text:p>
      <text:p text:style-name="P1">Style : Croix</text:p>
      <text:p text:style-name="P1">S'orienter à RanInt#(0;1)*180 degrés </text:p>
      <text:p text:style-name="P3"><text:span text:style-name="T2">Mettre var F à </text:span><text:span text:style-name="T3">Ɵ-180</text:span></text:p>
      <text:p text:style-name="P1">Répéter 1000 fois </text:p>
      <text:p text:style-name="P1"><text:s/>Si F=0 Alors </text:p>
      <text:p text:style-name="P1"><text:s text:c="2"/>Tourner de C degrés</text:p>
      <text:p text:style-name="P1"><text:s/>Sinon</text:p>
      <text:p text:style-name="P1"><text:s text:c="2"/>Tourner de -C degrés</text:p>
      <text:p text:style-name="P1"><text:s/>Fin</text:p>
      <text:p text:style-name="P1"><text:soft-page-break/><text:s/>Avancer de D px</text:p>
      <text:p text:style-name="P1"><text:s/>Si y&lt;-20 Alors </text:p>
      <text:p text:style-name="P1"><text:s text:c="2"/>S'orienter à 90 degrés </text:p>
      <text:p text:style-name="P1"><text:s text:c="2"/>Avancer de 5 px</text:p>
      <text:p text:style-name="P1"><text:s text:c="2"/>Mettre var D à D*RanInt#(15;17)/30</text:p>
      <text:p text:style-name="P1"><text:s text:c="2"/>Mettre var C à C*1,9</text:p>
      <text:p text:style-name="P1"><text:s text:c="2"/>Mettre var E à E+1</text:p>
      <text:p text:style-name="P1"><text:s/>Fin</text:p>
      <text:p text:style-name="P1"><text:s/>Si E=2 Alors </text:p>
      <text:p text:style-name="P1"><text:s text:c="2"/>Si x&lt;0 Alors </text:p>
      <text:p text:style-name="P1"><text:s text:c="3"/>Stylo relevé </text:p>
      <text:p text:style-name="P1"><text:s text:c="3"/>Aller à <text:span text:style-name="T1">x</text:span>=20; <text:span text:style-name="T1">y</text:span>=10;</text:p>
      <text:p text:style-name="P1"><text:s text:c="3"/>S'orienter à 0 degrés </text:p>
      <text:p text:style-name="P1"><text:s text:c="3"/>Avancer de B*3 px </text:p>
      <text:p text:style-name="P1"><text:s text:c="3"/>Stylo écrit </text:p>
      <text:p text:style-name="P1"><text:s text:c="3"/>S'orienter à 90 degrés </text:p>
      <text:p text:style-name="P1"><text:s text:c="3"/>Avancer de 8 px</text:p>
      <text:p text:style-name="P1"><text:s text:c="3"/>S'orienter à 180 degrés </text:p>
      <text:p text:style-name="P1"><text:s text:c="3"/>Mettre var B à B+1</text:p>
      <text:p text:style-name="P1"><text:s text:c="2"/>Sinon</text:p>
      <text:p text:style-name="P1"><text:s text:c="3"/>Stylo relevé </text:p>
      <text:p text:style-name="P1"><text:s text:c="3"/>Aller à <text:span text:style-name="T1">x</text:span>=-80; <text:span text:style-name="T1">y</text:span>=10;</text:p>
      <text:p text:style-name="P1"><text:s text:c="3"/>S'orienter à 0 degrés </text:p>
      <text:p text:style-name="P1"><text:s text:c="3"/>Avancer de A*3 px </text:p>
      <text:p text:style-name="P1"><text:s text:c="3"/>Stylo écrit </text:p>
      <text:p text:style-name="P1"><text:s text:c="3"/>S'orienter à 90 degrés </text:p>
      <text:p text:style-name="P1"><text:s text:c="3"/>Avancer de 8 px</text:p>
      <text:p text:style-name="P1"><text:s text:c="3"/>S'orienter à 0 degrés </text:p>
      <text:p text:style-name="P1"><text:s text:c="3"/>Mettre var A à A+1</text:p>
      <text:p text:style-name="P1"><text:s text:c="2"/>Fin</text:p>
      <text:p text:style-name="P1"><text:s text:c="2"/>Stylo relevé </text:p>
      <text:p text:style-name="P1"><text:s text:c="2"/>Aller à <text:span text:style-name="T1">x</text:span>=0; <text:span text:style-name="T1">y</text:span>=0;</text:p>
      <text:p text:style-name="P1"><text:s text:c="2"/>Mettre var E à 0</text:p>
      <text:p text:style-name="P1"><text:s text:c="2"/>Mettre var C à RanInt#(7;10)</text:p>
      <text:p text:style-name="P1"><text:s text:c="2"/>Mettre var D à 7</text:p>
      <text:p text:style-name="P1"><text:s/>&lt;flèche&gt; </text:p>
      <text:p text:style-name="P1"><text:s/>Si -23&lt;y&lt;-10 Alors </text:p>
      <text:p text:style-name="P1"><text:s text:c="2"/>Si -50&gt;x&gt;-75 Alors </text:p>
      <text:p text:style-name="P1"><text:s text:c="3"/>S'orienter à RanInt#(30;65) degrés </text:p>
      <text:p text:style-name="P1"><text:s text:c="3"/>Mettre var E à 0</text:p>
      <text:p text:style-name="P1"><text:s text:c="3"/>Mettre var F à 1<text:line-break/> <text:s text:c="2"/>Mettre var C à RanInt#(7;10)</text:p>
      <text:p text:style-name="P1"><text:s text:c="3"/>Mettre var D à 10</text:p>
      <text:p text:style-name="P1"><text:s text:c="3"/>Avancer de 10 px</text:p>
      <text:p text:style-name="P1"><text:s text:c="2"/>Fin</text:p>
      <text:p text:style-name="P1"><text:s text:c="2"/>Si 50&lt;x&lt;75 Alors </text:p>
      <text:p text:style-name="P1"><text:s text:c="3"/>S'orienter à RanInt#(115;150) degrés </text:p>
      <text:p text:style-name="P1"><text:s text:c="3"/>Mettre var E à 0</text:p>
      <text:p text:style-name="P1"><text:soft-page-break/><text:s text:c="3"/>Mettre var F à 0<text:line-break/> <text:s text:c="2"/>Mettre var C à RanInt#(7;10)</text:p>
      <text:p text:style-name="P1"><text:s text:c="3"/>Mettre var D à 10</text:p>
      <text:p text:style-name="P1"><text:s text:c="3"/>Avancer de 10 px</text:p>
      <text:p text:style-name="P1"><text:s text:c="2"/>Fin</text:p>
      <text:p text:style-name="P1"><text:s/>Fin</text:p>
      <text:p text:style-name="P1"><text:s/>Si A=5 Alors </text:p>
      <text:p text:style-name="P1"><text:s text:c="2"/>Mettre var A à A+1</text:p>
      <text:p text:style-name="P1"><text:s/>Fin</text:p>
      <text:p text:style-name="P1"><text:s/>Si B=5 Alors </text:p>
      <text:p text:style-name="P1"><text:s text:c="2"/>Mettre var B à B+1</text:p>
      <text:p text:style-name="P1"><text:s/>Fin</text:p>
      <text:p text:style-name="P1">&lt;flèche&gt; </text:p>
      <text:p text:style-name="P1">Si A&gt;B Alors </text:p>
      <text:p text:style-name="P1"><text:s/>Aller à <text:span text:style-name="T1">x</text:span>=-63; <text:span text:style-name="T1">y</text:span>=-10; </text:p>
      <text:p text:style-name="P1">Sinon</text:p>
      <text:p text:style-name="P1"><text:s/>Si A&gt;B Alors </text:p>
      <text:p text:style-name="P1"><text:s text:c="2"/>Aller à <text:span text:style-name="T1">x</text:span>=63; <text:span text:style-name="T1">y</text:span>=-10; </text:p>
      <text:p text:style-name="P1"><text:s/>Sinon</text:p>
      <text:p text:style-name="P1"><text:s text:c="2"/>Aller à <text:span text:style-name="T1">x</text:span>=0; <text:span text:style-name="T1">y</text:span>=0; </text:p>
      <text:p text:style-name="P1"><text:s/>Fin</text:p>
      <text:p text:style-name="P1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P2019 ABRAKADABRA</meta:initial-creator>
    <meta:creation-date>2020-12-04T19:04:44.41</meta:creation-date>
    <meta:generator>OpenOffice/4.1.8$Win32 OpenOffice.org_project/418m3$Build-9803</meta:generator>
    <dc:date>2020-12-04T19:24:17.14</dc:date>
    <dc:creator>HP2019 ABRAKADABRA</dc:creator>
    <meta:editing-duration>PT1M33S</meta:editing-duration>
    <meta:editing-cycles>2</meta:editing-cycles>
    <meta:document-statistic meta:table-count="0" meta:image-count="0" meta:object-count="0" meta:page-count="3" meta:paragraph-count="115" meta:word-count="398" meta:character-count="2048"/>
  </office:meta>
</office:document-meta>
</file>